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" svg:font-family="Courier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font-variant="normal" fo:text-transform="none" fo:color="#336633" style:font-name="Calibri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fo:font-variant="normal" fo:text-transform="none" officeooo:rsid="00216212" officeooo:paragraph-rsid="00256d12"/>
    </style:style>
    <style:style style:name="P13" style:family="paragraph" style:parent-style-name="Text_20_body">
      <style:text-properties officeooo:rsid="00190700" officeooo:paragraph-rsid="00208f8b"/>
    </style:style>
    <style:style style:name="P14" style:family="paragraph" style:parent-style-name="Text_20_body">
      <style:text-properties officeooo:rsid="002ac7fd" officeooo:paragraph-rsid="002ac7fd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itulo">
      <style:text-properties fo:font-variant="normal" fo:text-transform="none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master-page-name="Index">
      <style:paragraph-properties style:page-number="auto"/>
    </style:style>
    <style:style style:name="P25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officeooo:rsid="00190700"/>
    </style:style>
    <style:style style:name="T9" style:family="text">
      <style:text-properties officeooo:rsid="00208f8b"/>
    </style:style>
    <style:style style:name="T10" style:family="text">
      <style:text-properties officeooo:rsid="00273553"/>
    </style:style>
    <style:style style:name="T11" style:family="text">
      <style:text-properties officeooo:rsid="002ac7fd"/>
    </style:style>
    <style:style style:name="T12" style:family="text">
      <style:text-properties officeooo:rsid="002c7fa2"/>
    </style:style>
    <style:style style:name="T13" style:family="text">
      <style:text-properties style:font-name="Courier" officeooo:rsid="002ac7fd"/>
    </style:style>
    <style:style style:name="T14" style:family="text">
      <style:text-properties officeooo:rsid="002cee21"/>
    </style:style>
    <style:style style:name="T15" style:family="text">
      <style:text-properties officeooo:rsid="002d51fe"/>
    </style:style>
    <style:style style:name="T16" style:family="text">
      <style:text-properties officeooo:rsid="002ff59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3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8">UNIT 12(Extra)</text:span>.<text:user-field-get text:name="Tema">Scripting</text:user-field-get></text:p>
      <text:p text:style-name="P9">Activities <text:span text:style-name="T9">(III)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Alfredo Oltra / Sergio <text:span text:style-name="T10">García</text:span></text:p>
      <text:p text:style-name="P19"><text:span text:style-name="T5"><text:s/></text:span><text:a xlink:type="simple" xlink:href="mailto:alfredo.oltra@ceedcv.es" text:style-name="Internet_20_link" text:visited-style-name="Visited_20_Internet_20_Link"><text:span text:style-name="T7">alfredo.oltra@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8">sergio.garcia@ceedcv.es</text:p>
      <text:p text:style-name="P21">201<text:span text:style-name="T16">9</text:span>/20<text:span text:style-name="T16">20</text:span></text:p>
      <text:p text:style-name="P20"><text:tab/><text:tab/><text:tab/><text:tab/><text:tab/><text:tab/><text:tab/><text:tab/><text:tab/><text:tab/>Versión:<text:date style:data-style-name="N104" text:date-value="2019-09-27T13:26:14.126984551">190927</text:date>.<text:time style:data-style-name="N105" text:time-value="2019-09-27T13:26:14.127127882">1326</text:time></text:p>
      <text:p text:style-name="P6"/>
      <text:p text:style-name="Standard"/>
      <text:p text:style-name="P24"/>
      <text:p text:style-name="P11">Licencia</text:p>
      <text:p text:style-name="Standard"/>
      <text:p text:style-name="P16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5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3"> </text:span>Atención. Hace referencia a un tipo de actividad donde los alumnos suelen cometer equivocaciones. </text:p>
      <text:p text:style-name="P15"/>
      <text:p text:style-name="P15"/>
      <text:h text:style-name="Heading_20_1" text:outline-level="1" text:is-list-header="true"/>
      <text:p text:style-name="Standard"/>
      <text:p text:style-name="Standard"/>
      <text:p text:style-name="Standard"/>
      <text:p text:style-name="P25"/>
      <text:p text:style-name="Titulo">UD0<text:user-field-get text:name="NumeroTema">12</text:user-field-get>. <text:user-field-get text:name="Tema">Scripting</text:user-field-get></text:p>
      <text:p text:style-name="P22">Activities <text:span text:style-name="T9">(III)</text:span></text:p>
      <text:p text:style-name="P12">Use forums to ask questions or help your classmates. Don’t share solutions.</text:p>
      <text:h text:style-name="Heading_20_2" text:outline-level="2">Activity 1</text:h>
      <text:p text:style-name="P14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12">B</text:span>ash <text:span text:style-name="T12">S</text:span>cripting in order to create a simple Telgram <text:span text:style-name="T12">bot</text:span> </text:p>
      <text:p text:style-name="P13">a) <text:span text:style-name="T11">Using </text:span><text:a xlink:type="simple" xlink:href="https://www.redeszone.net/2017/01/09/utilizar-cron-crontab-linux-programar-tareas/" text:style-name="Internet_20_link" text:visited-style-name="Visited_20_Internet_20_Link"><text:span text:style-name="T11">cron</text:span></text:a><text:span text:style-name="T11"> and Bash Scripting, create a Telegram bot that every five minutes sends you information about your RAM memory. You can obtain this information using </text:span><text:span text:style-name="T13">free -m</text:span></text:p>
      <text:p text:style-name="P14">b) Using cron, Bash Scripting, <text:a xlink:type="simple" xlink:href="https://ugeek.github.io/blog/post/2019-03-28-enviando-imagenes-audios-archivos-con-mi-bot-de-telegram-de-una-sola-linea-de-terminal.html" text:style-name="Internet_20_link" text:visited-style-name="Visited_20_Internet_20_Link">this tutorial</text:a> about sending photos on Telegram <text:span text:style-name="T14">and a</text:span> directory with <text:span text:style-name="T15">10 images called </text:span>1.jpg, 2.jpg, … <text:span text:style-name="T15">10.jpg</text:span>, create a <text:span text:style-name="T12">Telegram </text:span>bot that ever<text:span text:style-name="T12">y</text:span> minute sends you a random image <text:span text:style-name="T12">from that directory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ourier" svg:font-family="Courier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5H10M48S</meta:editing-duration>
    <meta:editing-cycles>32</meta:editing-cycles>
    <meta:generator>LibreOffice/6.3.1.2$Linux_X86_64 LibreOffice_project/30$Build-2</meta:generator>
    <dc:title>Plantilla CEED</dc:title>
    <meta:initial-creator>Alfredo Oltra Orengo</meta:initial-creator>
    <dc:date>2019-09-27T13:26:14.011369170</dc:date>
    <meta:print-date>2017-04-16T08:07:47.448000000</meta:print-date>
    <meta:document-statistic meta:table-count="0" meta:image-count="2" meta:object-count="0" meta:page-count="3" meta:paragraph-count="26" meta:word-count="253" meta:character-count="1654" meta:non-whitespace-character-count="1403"/>
  </office:meta>
</office:document-meta>
</file>